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oppins" svg:font-family="Poppin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loext:graphic-properties draw:fill="solid" draw:fill-color="#ffffff"/>
      <style:paragraph-properties fo:margin-top="0cm" fo:margin-bottom="0cm" style:contextual-spacing="false" fo:background-color="#ffffff"/>
    </style:style>
    <style:style style:name="P2" style:family="paragraph" style:parent-style-name="Normal_20__28_Web_29_">
      <loext:graphic-properties draw:fill="solid" draw:fill-color="#ffffff"/>
      <style:paragraph-properties fo:margin-top="0.494cm" fo:margin-bottom="0.494cm" style:contextual-spacing="false" fo:background-color="#ffffff"/>
    </style:style>
    <style:style style:name="P3" style:family="paragraph" style:parent-style-name="Normal_20__28_Web_29_">
      <loext:graphic-properties draw:fill="solid" draw:fill-color="#ffffff"/>
      <style:paragraph-properties fo:margin-top="0cm" fo:margin-bottom="0cm" style:contextual-spacing="false" fo:background-color="#ffffff"/>
      <style:text-properties fo:color="#222222" loext:opacity="100%" style:font-name="Helvetica"/>
    </style:style>
    <style:style style:name="P4" style:family="paragraph" style:parent-style-name="Normal_20__28_Web_29_">
      <loext:graphic-properties draw:fill="solid" draw:fill-color="#ffffff"/>
      <style:paragraph-properties fo:margin-top="0.494cm" fo:margin-bottom="0.494cm" style:contextual-spacing="false" fo:background-color="#ffffff"/>
      <style:text-properties fo:color="#222222" loext:opacity="100%" style:font-name="Helvetica"/>
    </style:style>
    <style:style style:name="P5" style:family="paragraph" style:parent-style-name="Normal_20__28_Web_29_">
      <loext:graphic-properties draw:fill="solid" draw:fill-color="#ffffff"/>
      <style:paragraph-properties fo:margin-top="0.494cm" fo:margin-bottom="0.494cm" style:contextual-spacing="false" fo:background-color="#ffffff"/>
      <style:text-properties fo:color="#222222" loext:opacity="100%" style:font-name="Helvetica" fo:background-color="#ffffff"/>
    </style:style>
    <style:style style:name="P6" style:family="paragraph" style:parent-style-name="Standard">
      <loext:graphic-properties draw:fill="solid" draw:fill-color="#ffffff"/>
      <style:paragraph-properties fo:margin-top="0.494cm" fo:margin-bottom="0.494cm" style:contextual-spacing="false" fo:line-height="100%" fo:background-color="#ffffff"/>
    </style:style>
    <style:style style:name="P7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</style:style>
    <style:style style:name="P8" style:family="paragraph" style:parent-style-name="Standard">
      <loext:graphic-properties draw:fill="solid" draw:fill-color="#ffffff"/>
      <style:paragraph-properties fo:background-color="#ffffff"/>
    </style:style>
    <style:style style:name="P9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fo:color="#222222" loext:opacity="100%" style:font-name="Poppins" fo:font-size="12pt" fo:font-weight="bold" fo:background-color="#f7f7f7" style:font-name-asian="Times New Roman1" style:font-size-asian="12pt" style:language-asian="es" style:country-asian="AR" style:font-weight-asian="bold" style:font-name-complex="Times New Roman1" style:font-size-complex="12pt" style:font-weight-complex="bold"/>
    </style:style>
    <style:style style:name="P10" style:family="paragraph" style:parent-style-name="Standard">
      <loext:graphic-properties draw:fill="solid" draw:fill-color="#ffffff"/>
      <style:paragraph-properties fo:margin-top="0.494cm" fo:margin-bottom="0.494cm" style:contextual-spacing="false" fo:line-height="100%" fo:background-color="#ffffff"/>
      <style:text-properties fo:color="#222222" loext:opacity="100%" style:font-name="Helvetica" fo:font-size="12pt" style:font-name-asian="Times New Roman1" style:font-size-asian="12pt" style:language-asian="es" style:country-asian="AR" style:font-name-complex="Times New Roman1" style:font-size-complex="12pt"/>
    </style:style>
    <style:style style:name="T1" style:family="text">
      <style:text-properties style:font-name="Times New Roman" fo:font-size="16pt" fo:language="es" fo:country="MX" style:text-underline-style="solid" style:text-underline-width="auto" style:text-underline-color="font-color" fo:font-weight="bold" style:font-size-asian="16pt" style:font-weight-asian="bold" style:font-name-complex="Times New Roman1" style:font-size-complex="16pt"/>
    </style:style>
    <style:style style:name="T2" style:family="text">
      <style:text-properties fo:color="#222222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" style:family="text">
      <style:text-properties fo:color="#222222" loext:opacity="100%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222222" loext:opacity="100%" fo:font-size="16pt" style:font-size-asian="16pt" style:font-size-complex="16pt"/>
    </style:style>
    <style:style style:name="T5" style:family="text">
      <style:text-properties fo:color="#222222" loext:opacity="100%" style:font-name="Helvetica"/>
    </style:style>
    <style:style style:name="T6" style:family="text">
      <style:text-properties fo:color="#222222" loext:opacity="100%" style:font-name="Helvetica" fo:background-color="#ffffff" loext:char-shading-value="0"/>
    </style:style>
    <style:style style:name="T7" style:family="text">
      <style:text-properties fo:color="#222222" loext:opacity="100%" style:font-name="Helvetica" fo:font-size="12pt" style:font-name-asian="Times New Roman1" style:font-size-asian="12pt" style:language-asian="es" style:country-asian="AR" style:font-name-complex="Times New Roman1" style:font-size-complex="12pt"/>
    </style:style>
    <style:style style:name="T8" style:family="text">
      <style:text-properties fo:color="#222222" loext:opacity="100%" style:font-name="Poppins" fo:font-weight="bold" fo:background-color="#f7f7f7" loext:char-shading-value="0" style:font-weight-asian="bold" style:font-weight-complex="bold"/>
    </style:style>
    <style:style style:name="T9" style:family="text">
      <style:text-properties fo:color="#222222" loext:opacity="100%" style:font-name="Poppins" fo:font-size="12pt" fo:font-weight="bold" fo:background-color="#f7f7f7" loext:char-shading-value="0" style:font-name-asian="Times New Roman1" style:font-size-asian="12pt" style:language-asian="es" style:country-asian="AR" style:font-weight-asian="bold" style:font-name-complex="Times New Roman1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PROBABILIDADES</text:span></text:p>
      <text:p text:style-name="P1"><text:span text:style-name="T2">TRABAJO PRACTICO</text:span></text:p>
      <text:p text:style-name="P1"><text:bookmark-start text:name="_GoBack"/><text:span text:style-name="T3"><text:line-break/></text:span><text:bookmark-end text:name="_GoBack"/><text:span text:style-name="Strong"><text:span text:style-name="T4">Resuelve los siguientes problemas de probabilidad:</text:span></text:span></text:p>
      <text:p text:style-name="P2"><text:span text:style-name="T5"> </text:span></text:p>
      <text:p text:style-name="P2"><text:span text:style-name="sb"><text:span text:style-name="T8">1 - </text:span></text:span><text:span text:style-name="T5">Hallar la probabilidad de que al lanzar al aire dos monedas, salgan</text:span></text:p>
      <text:p text:style-name="P2"><text:span text:style-name="sb"><text:span text:style-name="T8">A </text:span></text:span><text:span text:style-name="T5">Dos caras</text:span></text:p>
      <text:p text:style-name="P2"><text:span text:style-name="sb"><text:span text:style-name="T8">B </text:span></text:span><text:span text:style-name="T5">Dos cruces</text:span></text:p>
      <text:p text:style-name="P2"><text:span text:style-name="sb"><text:span text:style-name="T8">C </text:span></text:span><text:span text:style-name="T5">Una cara y una cruz</text:span></text:p>
      <text:p text:style-name="P2"><text:span text:style-name="T6">2- Hallar la probabilidad de que al levantar unas fichas de dominó se obtenga un número de puntos mayor que 9 o que sea múltiplo de 4.</text:span></text:p>
      <text:p text:style-name="P6"><text:span text:style-name="T7">3- Un dado está trucado, de forma que las probabilidades de obtener las distintas caras son proporcionales a los números de estas. Hallar:</text:span></text:p>
      <text:p text:style-name="P6"><text:span text:style-name="T9">A</text:span><text:span text:style-name="T7"> La probabilidad de obtener el 6 en un lanzamiento</text:span></text:p>
      <text:p text:style-name="P6"><text:span text:style-name="T9">B</text:span><text:span text:style-name="T7"> La probabilidad de conseguir un número impar en un lanzamiento</text:span></text:p>
      <text:p text:style-name="P8"><text:span text:style-name="T7">4-Se lanzan dos dados al aire y se anota la suma de los puntos obtenidos. Se pide:</text:span></text:p>
      <text:p text:style-name="P7"><text:span text:style-name="T9">A</text:span><text:span text:style-name="T7"> La probabilidad de que salga el 7</text:span></text:p>
      <text:p text:style-name="P6"><text:span text:style-name="T9">B</text:span><text:span text:style-name="T7"> La probabilidad de que el número obtenido sea par</text:span></text:p>
      <text:p text:style-name="P6"><text:span text:style-name="T9">C</text:span><text:span text:style-name="T7"> La probabilidad de que el número obtenido sea múltiplo de tres</text:span></text:p>
      <text:p text:style-name="P1"><text:span text:style-name="T5">5- Se lanzan tres dados. Encontrar la probabilidad de que:</text:span></text:p>
      <text:p text:style-name="P9"/>
      <text:p text:style-name="P7"><text:span text:style-name="T9">A</text:span><text:span text:style-name="T7"> Salga 6 en todos</text:span></text:p>
      <text:p text:style-name="P6"><text:span text:style-name="T9">B</text:span><text:span text:style-name="T7"> Los puntos obtenidos sumen 7</text:span></text:p>
      <text:p text:style-name="P7"><text:span text:style-name="T7">6- Busca la probabilidad de que al echar un dado al aire, salga:</text:span></text:p>
      <text:p text:style-name="P6"><text:span text:style-name="T9">A</text:span><text:span text:style-name="T7"> Un número par</text:span></text:p>
      <text:p text:style-name="P6"><text:span text:style-name="T9">B</text:span><text:span text:style-name="T7"> Un múltiplo de tres</text:span></text:p>
      <text:p text:style-name="P6"><text:span text:style-name="T9">C</text:span><text:span text:style-name="T7"> Mayor que cuatro</text:span></text:p>
      <text:p text:style-name="P1"><text:soft-page-break/><text:span text:style-name="T5">7- Se sacan dos bolas de una urna que se compone de una bola blanca, otra roja, otra verde y otra negra. Describir el espacio muestral cuando:</text:span></text:p>
      <text:p text:style-name="P9"/>
      <text:p text:style-name="P7"><text:span text:style-name="T9">A</text:span><text:span text:style-name="T7"> La primera bola se devuelve a la urna antes de sacar la segunda</text:span></text:p>
      <text:p text:style-name="P6"><text:span text:style-name="T9">B</text:span><text:span text:style-name="T7"> La primera bola no se devuelve</text:span></text:p>
      <text:p text:style-name="P1"><text:span text:style-name="T5">8- Una urna tiene ocho bolas rojas, 5 amarilla y siete verdes. Se extrae una al azar de que:</text:span></text:p>
      <text:p text:style-name="P3"/>
      <text:p text:style-name="P7"><text:span text:style-name="T9">A</text:span><text:span text:style-name="T7"> Sea roja</text:span></text:p>
      <text:p text:style-name="P6"><text:span text:style-name="T9">B</text:span><text:span text:style-name="T7"> Sea verde</text:span></text:p>
      <text:p text:style-name="P6"><text:span text:style-name="T9">C</text:span><text:span text:style-name="T7"> Sea amarilla</text:span></text:p>
      <text:p text:style-name="P6"><text:span text:style-name="T9">D</text:span><text:span text:style-name="T7"> No sea roja</text:span></text:p>
      <text:p text:style-name="P6"><text:span text:style-name="T9">E</text:span><text:span text:style-name="T7"> No sea amarilla</text:span></text:p>
      <text:p text:style-name="P1"><text:span text:style-name="T5">9- Una urna contiene tres bolas rojas y siete blancas. Se extraen dos bolas al azar. Escribir el espacio muestral y hallar la probabilidad de:</text:span></text:p>
      <text:p text:style-name="P9"/>
      <text:p text:style-name="P7"><text:span text:style-name="T9">A</text:span><text:span text:style-name="T7"> Extraer las dos bolas con reemplazamiento</text:span></text:p>
      <text:p text:style-name="P6"><text:span text:style-name="T9">B</text:span><text:span text:style-name="T7"> Sin reemplazamiento</text:span></text:p>
      <text:p text:style-name="P1"><text:span text:style-name="T5">10 - Se extrae una bola de una urna que contiene 4 bolas rojas, 5 blancas y 6 negras</text:span></text:p>
      <text:p text:style-name="P6"><text:span text:style-name="T9">A</text:span><text:span text:style-name="T7"> ¿cuál es la probabilidad de que la bola sea roja o blanca?</text:span></text:p>
      <text:p text:style-name="P6"><text:span text:style-name="T9">B</text:span><text:span text:style-name="T7"> ¿Cuál es la probabilidad de que no sea blanca?</text:span></text:p>
      <text:p text:style-name="P2"><text:span text:style-name="T5">11- En una clase hay 10 alumnas rubias, 20 morenas, cinco alumnos rubios y 10 morenos. Un día asisten 44 alumnos, encontrar la probabilidad de que el alumno que falta:</text:span></text:p>
      <text:p text:style-name="P6"><text:span text:style-name="T9">A</text:span><text:span text:style-name="T7"> Sea hombre</text:span></text:p>
      <text:p text:style-name="P6"><text:span text:style-name="T9">B</text:span><text:span text:style-name="T7"> Sea mujer morena</text:span></text:p>
      <text:p text:style-name="P6"><text:span text:style-name="T9">C</text:span><text:span text:style-name="T7"> Sea hombre o mujer</text:span></text:p>
      <text:p text:style-name="P1"><text:span text:style-name="T5">12- En un sobre hay 20 papeletas, ocho llevan dibujado un coche las restantes son blancas. Hallar la probabilidad de extraer al menos una papeleta con el dibujo de un coche:</text:span></text:p>
      <text:p text:style-name="P6"><text:span text:style-name="T7"> </text:span></text:p>
      <text:p text:style-name="P7"><text:soft-page-break/><text:span text:style-name="T9">A</text:span><text:span text:style-name="T7"> Si se saca una papeleta</text:span></text:p>
      <text:p text:style-name="P6"><text:span text:style-name="T9">B</text:span><text:span text:style-name="T7"> Si se extraen dos papeletas</text:span></text:p>
      <text:p text:style-name="P6"><text:span text:style-name="T9">C</text:span><text:span text:style-name="T7"> Si se extraen tres papeletas</text:span></text:p>
      <text:p text:style-name="P6"><text:span text:style-name="T7">13- </text:span><text:span text:style-name="T6">Los estudiantes A y B tienen respectivamente probabilidades 1/2 y 1/5 de suspender un examen. La probabilidad de que suspendan el examen simultáneamente es de 1/10. Determinar la probabilidad de que al menos uno de los dos estudiantes suspenda el examen.</text:span></text:p>
      <text:p text:style-name="P6"><text:span text:style-name="T7">14- </text:span><text:span text:style-name="T6">Dos hermanos salen de casa. El primero mata un promedio de 2 piezas cada 5 disparos y el segundo una pieza cada 2 disparos. Si los dos disparan al mismo tiempo a una misma pieza, ¿cuál es la probabilidad de que la maten?</text:span></text:p>
      <text:p text:style-name="P6"><text:span text:style-name="T6">15- Una clase consta de 10 hombres y 20 mujeres; la mitad de los hombres y la mitad de las mujeres tienen los ojos castaños. Determinar la probabilidad de que una persona elegida al azar sea un hombre o tenga los ojos castaños.</text:span></text:p>
      <text:p text:style-name="P1"><text:span text:style-name="T6">16 - </text:span><text:span text:style-name="T5">La probabilidad de que un hombre viva 20 años es ¼ y la de que su mujer viva 20 años es 1/3. Se pide calcular la probabilidad:</text:span></text:p>
      <text:p text:style-name="P6"><text:span text:style-name="T9">A</text:span><text:span text:style-name="T7"> De que ambos vivan 20 años.</text:span></text:p>
      <text:p text:style-name="P6"><text:span text:style-name="T9">B</text:span><text:span text:style-name="T7"> De que el hombre viva 20 años y su mujer no.</text:span></text:p>
      <text:p text:style-name="P6"><text:span text:style-name="T9">C</text:span><text:span text:style-name="T7"> De que ambos mueran antes de los 20 años.</text:span></text:p>
      <text:p text:style-name="P10"/>
      <text:p text:style-name="P10"/>
      <text:p text:style-name="P10"/>
      <text:p text:style-name="P10"/>
      <text:p text:style-name="P10"/>
      <text:p text:style-name="P5"/>
      <text:p text:style-name="P4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oppins" svg:font-family="Poppin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A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A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AR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sb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svaldo Giordanini</meta:initial-creator>
    <dc:creator>Osvaldo Giordanini</dc:creator>
    <meta:editing-cycles>1</meta:editing-cycles>
    <meta:creation-date>2023-09-28T13:15:00</meta:creation-date>
    <dc:date>2023-09-29T22:27:00</dc:date>
    <meta:editing-duration>P1DT9H12M</meta:editing-duration>
    <meta:generator>LibreOffice/7.3.7.2$Linux_X86_64 LibreOffice_project/30$Build-2</meta:generator>
    <meta:document-statistic meta:table-count="0" meta:image-count="0" meta:object-count="0" meta:page-count="3" meta:paragraph-count="54" meta:word-count="639" meta:character-count="3267" meta:non-whitespace-character-count="2677"/>
    <meta:user-defined meta:name="AppVersion">15.0000</meta:user-defined>
    <meta:template xlink:type="simple" xlink:actuate="onRequest" xlink:title="Normal" xlink:href=""/>
  </office:meta>
</office:document-meta>
</file>